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Textbody" style:master-page-name="MP0" style:family="paragraph">
      <style:paragraph-properties fo:break-before="page" fo:text-align="center"/>
      <style:text-properties style:font-name="Times New Roman" style:font-name-complex="Times New Roman" fo:font-style="italic" style:font-style-asian="italic" style:font-style-complex="italic" fo:font-size="20pt" style:font-size-asian="20pt" style:font-size-complex="20pt" fo:language="hu" fo:country="HU"/>
    </style:style>
    <style:style style:name="P2" style:parent-style-name="Textbody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hu" fo:country="HU"/>
    </style:style>
    <style:style style:name="P3" style:parent-style-name="Textbody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hu" fo:country="HU"/>
    </style:style>
    <style:style style:name="P4" style:parent-style-name="Textbody" style:family="paragraph">
      <style:paragraph-properties fo:margin-bottom="0in"/>
    </style:style>
    <style:style style:name="T5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T6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1pt" style:font-size-asian="11pt" style:font-size-complex="11pt" fo:language="hu" fo:country="HU"/>
    </style:style>
    <style:style style:name="T7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1pt" style:font-size-asian="11pt" style:font-size-complex="11pt" fo:language="hu" fo:country="HU"/>
    </style:style>
    <style:style style:name="T8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1pt" style:font-size-asian="11pt" style:font-size-complex="11pt" fo:language="hu" fo:country="HU"/>
    </style:style>
    <style:style style:name="T9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1pt" style:font-size-asian="11pt" style:font-size-complex="11pt" fo:language="hu" fo:country="HU"/>
    </style:style>
    <style:style style:name="T10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P11" style:parent-style-name="Textbody" style:family="paragraph">
      <style:paragraph-properties fo:margin-bottom="0in" fo:margin-left="0.4916in">
        <style:tab-stops/>
      </style:paragraph-properties>
    </style:style>
    <style:style style:name="T12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T13" style:parent-style-name="Bekezdésalapbetűtípusa" style:family="text">
      <style:text-properties style:font-name="Times New Roman" style:font-name-complex="Times New Roman"/>
    </style:style>
    <style:style style:name="T14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T15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T16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P17" style:parent-style-name="Textbody" style:family="paragraph">
      <style:paragraph-properties fo:margin-bottom="0in" fo:margin-left="0.4916in">
        <style:tab-stops/>
      </style:paragraph-properties>
      <style:text-properties style:font-name="Times New Roman" style:font-name-complex="Times New Roman" fo:font-size="11pt" style:font-size-asian="11pt" style:font-size-complex="11pt" fo:language="hu" fo:country="HU"/>
    </style:style>
    <style:style style:name="P18" style:parent-style-name="Textbody" style:family="paragraph">
      <style:paragraph-properties fo:margin-bottom="0in" fo:margin-left="0.4916in">
        <style:tab-stops/>
      </style:paragraph-properties>
      <style:text-properties style:font-name="Times New Roman" style:font-name-complex="Times New Roman"/>
    </style:style>
    <style:style style:name="T19" style:parent-style-name="Bekezdésalapbetűtípusa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hu" fo:country="HU"/>
    </style:style>
    <style:style style:name="P20" style:parent-style-name="Textbody" style:family="paragraph">
      <style:paragraph-properties fo:margin-bottom="0in"/>
    </style:style>
    <style:style style:name="T21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1pt" style:font-size-asian="11pt" style:font-size-complex="11pt" fo:language="hu" fo:country="HU"/>
    </style:style>
    <style:style style:name="T22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23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24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25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26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27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28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29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30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31" style:parent-style-name="Standard" style:family="paragraph">
      <style:paragraph-properties fo:line-height="115%"/>
    </style:style>
    <style:style style:name="T32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33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34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35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36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37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38" style:parent-style-name="Standard" style:family="paragraph">
      <style:paragraph-properties fo:line-height="115%" fo:text-indent="0.4916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39" style:parent-style-name="Standard" style:family="paragraph">
      <style:paragraph-properties fo:line-height="115%" fo:text-indent="0.4916in"/>
      <style:text-properties style:font-name="Times New Roman" style:font-name-complex="Times New Roman"/>
    </style:style>
    <style:style style:name="P40" style:parent-style-name="Standard" style:family="paragraph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41" style:parent-style-name="Standard" style:family="paragraph">
      <style:paragraph-properties fo:margin-bottom="0.1666in"/>
    </style:style>
    <style:style style:name="T42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T43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44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45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46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47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48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49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50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51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52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53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54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55" style:parent-style-name="Textbody" style:family="paragraph">
      <style:paragraph-properties fo:margin-bottom="0in"/>
      <style:text-properties style:font-name="Times New Roman" style:font-name-complex="Times New Roman" fo:font-size="13pt" style:font-size-asian="13pt" style:font-size-complex="13pt" fo:language="hu" fo:country="HU"/>
    </style:style>
    <style:style style:name="P56" style:parent-style-name="Textbody" style:family="paragraph">
      <style:paragraph-properties fo:margin-bottom="0in"/>
      <style:text-properties style:font-name="Times New Roman" style:font-name-complex="Times New Roman" fo:font-size="13pt" style:font-size-asian="13pt" style:font-size-complex="13pt" fo:language="hu" fo:country="HU"/>
    </style:style>
    <style:style style:name="T57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58" style:parent-style-name="Textbody" style:family="paragraph">
      <style:paragraph-properties fo:margin-bottom="0in"/>
    </style:style>
    <style:style style:name="T59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60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61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62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63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64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65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66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67" style:parent-style-name="Textbody" style:family="paragraph">
      <style:paragraph-properties fo:margin-bottom="0in" fo:text-indent="0.4916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68" style:parent-style-name="Textbody" style:family="paragraph">
      <style:paragraph-properties fo:margin-bottom="0in" fo:text-indent="0.4916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69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70" style:parent-style-name="Textbody" style:family="paragraph">
      <style:paragraph-properties fo:margin-bottom="0in"/>
    </style:style>
    <style:style style:name="T71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72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73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74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75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76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77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78" style:parent-style-name="Textbody" style:family="paragraph">
      <style:paragraph-properties fo:margin-bottom="0in" fo:text-indent="0.4916in"/>
    </style:style>
    <style:style style:name="T79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80" style:parent-style-name="Textbody" style:family="paragraph">
      <style:paragraph-properties fo:margin-bottom="0in"/>
      <style:text-properties style:font-name="Times New Roman" style:font-name-complex="Times New Roman" fo:font-size="11pt" style:font-size-asian="11pt" style:font-size-complex="11pt" fo:language="hu" fo:country="HU"/>
    </style:style>
    <style:style style:name="P81" style:parent-style-name="Textbody" style:family="paragraph">
      <style:paragraph-properties fo:margin-bottom="0in"/>
    </style:style>
    <style:style style:name="T82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1pt" style:font-size-asian="11pt" style:font-size-complex="11pt" fo:language="hu" fo:country="HU"/>
    </style:style>
    <style:style style:name="T83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84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85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86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87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88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89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90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91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92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93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P94" style:parent-style-name="Textbody" style:family="paragraph">
      <style:paragraph-properties fo:margin-bottom="0in" fo:margin-left="0.4916in">
        <style:tab-stops/>
      </style:paragraph-properties>
    </style:style>
    <style:style style:name="T95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96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97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98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99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00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T101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02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03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04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05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06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T107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08" style:parent-style-name="Textbody" style:family="paragraph">
      <style:paragraph-properties fo:margin-bottom="0in" fo:margin-left="0.9847in">
        <style:tab-stops/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09" style:parent-style-name="Standard" style:family="paragraph">
      <style:paragraph-properties fo:line-height="115%"/>
    </style:style>
    <style:style style:name="T110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11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12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113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14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15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16" style:parent-style-name="Standard" style:family="paragraph">
      <style:paragraph-properties fo:line-height="115%" fo:text-indent="0.4916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17" style:parent-style-name="Standard" style:family="paragraph">
      <style:paragraph-properties fo:line-height="115%" fo:margin-left="0.4916in" fo:text-indent="0.4916in">
        <style:tab-stops/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18" style:parent-style-name="Standard" style:family="paragraph">
      <style:paragraph-properties fo:line-height="115%"/>
    </style:style>
    <style:style style:name="T119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20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121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22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23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24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25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26" style:parent-style-name="Standard" style:family="paragraph">
      <style:paragraph-properties fo:line-height="115%" fo:margin-left="0.4916in">
        <style:tab-stops/>
      </style:paragraph-properties>
    </style:style>
    <style:style style:name="T127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28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29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30" style:parent-style-name="Standard" style:family="paragraph">
      <style:paragraph-properties fo:line-height="115%"/>
      <style:text-properties style:font-name="Times New Roman" style:font-name-complex="Times New Roman" fo:color="#000000" fo:language="hu" fo:country="HU"/>
    </style:style>
    <style:style style:name="P131" style:parent-style-name="Standard" style:family="paragraph">
      <style:paragraph-properties fo:line-height="115%"/>
    </style:style>
    <style:style style:name="T132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33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134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35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36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37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38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39" style:parent-style-name="Standard" style:family="paragraph">
      <style:paragraph-properties fo:line-height="115%">
        <style:tab-stops>
          <style:tab-stop style:type="left" style:position="0.4923in"/>
          <style:tab-stop style:type="left" style:position="1.0833in"/>
        </style:tab-stops>
      </style:paragraph-properties>
    </style:style>
    <style:style style:name="T140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41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42" style:parent-style-name="Standard" style:family="paragraph">
      <style:paragraph-properties fo:line-height="115%">
        <style:tab-stops>
          <style:tab-stop style:type="left" style:position="0.4923in"/>
          <style:tab-stop style:type="left" style:position="1.0833in"/>
        </style:tab-stops>
      </style:paragraph-properties>
      <style:text-properties style:font-name="Times New Roman" style:font-name-complex="Times New Roman" fo:color="#000000" fo:language="hu" fo:country="HU"/>
    </style:style>
    <style:style style:name="P143" style:parent-style-name="Standard" style:family="paragraph">
      <style:paragraph-properties fo:line-height="115%">
        <style:tab-stops>
          <style:tab-stop style:type="left" style:position="0.4923in"/>
          <style:tab-stop style:type="left" style:position="1.0833in"/>
        </style:tab-stops>
      </style:paragraph-properties>
    </style:style>
    <style:style style:name="T144" style:parent-style-name="Bekezdésalapbetűtípusa" style:family="text">
      <style:text-properties style:font-name="Times New Roman" style:font-name-complex="Times New Roman" fo:color="#000000" fo:language="hu" fo:country="HU"/>
    </style:style>
    <style:style style:name="T145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46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147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48" style:parent-style-name="Standard" style:family="paragraph">
      <style:paragraph-properties fo:line-height="115%">
        <style:tab-stops>
          <style:tab-stop style:type="left" style:position="0.4923in"/>
          <style:tab-stop style:type="left" style:position="1.0833in"/>
        </style:tab-stops>
      </style:paragraph-properties>
    </style:style>
    <style:style style:name="T149" style:parent-style-name="Bekezdésalapbetűtípusa" style:family="text">
      <style:text-properties style:font-name="Times New Roman" style:font-name-complex="Times New Roman" fo:color="#000000" fo:language="hu" fo:country="HU"/>
    </style:style>
    <style:style style:name="T150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51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52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153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54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55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56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57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58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59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60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161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62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63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64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/>
    </style:style>
    <style:style style:name="P165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166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67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68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69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70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71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72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</style:style>
    <style:style style:name="T173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74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75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76" style:parent-style-name="Textbody" style:family="paragraph">
      <style:paragraph-properties>
        <style:tab-stops>
          <style:tab-stop style:type="left" style:position="1.0833in"/>
        </style:tab-stops>
      </style:paragraph-properties>
    </style:style>
    <style:style style:name="T177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178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179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3pt" style:font-size-asian="13pt" style:font-size-complex="13pt" fo:language="hu" fo:country="HU"/>
    </style:style>
    <style:style style:name="T180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81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82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83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84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85" style:parent-style-name="Textbody" style:family="paragraph">
      <style:paragraph-properties>
        <style:tab-stops>
          <style:tab-stop style:type="left" style:position="1.0833in"/>
        </style:tab-stops>
      </style:paragraph-properties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186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187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88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89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90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91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92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93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94" style:parent-style-name="Textbody" style:family="paragraph">
      <style:paragraph-properties>
        <style:tab-stops>
          <style:tab-stop style:type="left" style:position="1.0833in"/>
        </style:tab-stops>
      </style:paragraph-properties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195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196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97" style:parent-style-name="Bekezdésalapbetűtípusa" style:family="text">
      <style:text-properties style:font-name="Times New Roman" style:font-name-complex="Times New Roman" fo:color="#000000" fo:font-size="13.5pt" style:font-size-asian="13.5pt" style:font-size-complex="13.5pt"/>
    </style:style>
    <style:style style:name="T198" style:parent-style-name="Bekezdésalapbetűtípusa" style:family="text">
      <style:text-properties style:font-name="Times New Roman" style:font-name-complex="Times New Roman" fo:color="#000000" fo:font-size="11pt" style:font-size-asian="11pt" style:font-size-complex="11pt"/>
    </style:style>
    <style:style style:name="P199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200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201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202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203" style:parent-style-name="Textbody" style:family="paragraph">
      <style:paragraph-properties>
        <style:tab-stops>
          <style:tab-stop style:type="left" style:position="1.0833in"/>
        </style:tab-stops>
      </style:paragraph-properties>
    </style:style>
    <style:style style:name="T204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205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206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207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208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</style:style>
    <style:style style:name="T209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210" style:parent-style-name="Normál" style:family="paragraph">
      <style:text-properties style:font-name="Times New Roman" style:font-name-complex="Times New Roman"/>
    </style:style>
    <style:style style:name="P211" style:parent-style-name="Normál" style:family="paragraph">
      <style:text-properties style:font-name="Times New Roman" style:font-name-complex="Times New Roman"/>
    </style:style>
    <style:style style:name="P212" style:parent-style-name="Normál" style:family="paragraph">
      <style:text-properties style:font-name="Times New Roman" style:font-name-complex="Times New Roman"/>
    </style:style>
    <style:style style:name="P213" style:parent-style-name="Normál" style:family="paragraph">
      <style:text-properties style:font-name="Times New Roman" style:font-name-complex="Times New Roman"/>
    </style:style>
    <style:style style:name="P214" style:parent-style-name="Normál" style:family="paragraph">
      <style:text-properties style:font-name="Times New Roman" style:font-name-complex="Times New Roman"/>
    </style:style>
    <style:style style:name="P215" style:parent-style-name="Normál" style:family="paragraph">
      <style:text-properties style:font-name="Times New Roman" style:font-name-complex="Times New Roman"/>
    </style:style>
    <style:style style:name="P216" style:parent-style-name="Normál" style:family="paragraph">
      <style:text-properties style:font-name="Times New Roman" style:font-name-complex="Times New Roman"/>
    </style:style>
    <style:style style:name="P217" style:parent-style-name="Normál" style:family="paragraph">
      <style:text-properties style:font-name="Times New Roman" style:font-name-complex="Times New Roman"/>
    </style:style>
    <style:style style:name="P218" style:parent-style-name="Normál" style:family="paragraph">
      <style:text-properties style:font-name="Times New Roman" style:font-name-complex="Times New Roman"/>
    </style:style>
    <style:style style:name="P219" style:parent-style-name="Normál" style:family="paragraph">
      <style:text-properties style:font-name="Times New Roman" style:font-name-complex="Times New Roman"/>
    </style:style>
    <style:style style:name="P220" style:parent-style-name="Normál" style:family="paragraph">
      <style:text-properties style:font-name="Times New Roman" style:font-name-complex="Times New Roman"/>
    </style:style>
    <style:style style:name="P221" style:parent-style-name="Normál" style:family="paragraph">
      <style:text-properties style:font-name="Times New Roman" style:font-name-complex="Times New Roman"/>
    </style:style>
    <style:style style:name="P222" style:parent-style-name="Normál" style:family="paragraph">
      <style:text-properties style:font-name="Times New Roman" style:font-name-complex="Times New Roman"/>
    </style:style>
    <style:style style:name="P223" style:parent-style-name="Normál" style:family="paragraph">
      <style:text-properties style:font-name="Times New Roman" style:font-name-complex="Times New Roman"/>
    </style:style>
    <style:style style:name="P224" style:parent-style-name="Normál" style:family="paragraph">
      <style:text-properties style:font-name="Times New Roman" style:font-name-complex="Times New Roman"/>
    </style:style>
    <style:style style:name="P225" style:parent-style-name="Normál" style:family="paragraph">
      <style:text-properties style:font-name="Times New Roman" style:font-name-complex="Times New Roman"/>
    </style:style>
    <style:style style:name="P226" style:parent-style-name="Normál" style:family="paragraph">
      <style:text-properties style:font-name="Times New Roman" style:font-name-complex="Times New Roman"/>
    </style:style>
    <style:style style:name="P227" style:parent-style-name="Normál" style:family="paragraph">
      <style:text-properties style:font-name="Times New Roman" style:font-name-complex="Times New Roman"/>
    </style:style>
    <style:style style:name="P228" style:parent-style-name="Normál" style:family="paragraph">
      <style:paragraph-properties fo:text-align="center"/>
    </style:style>
    <style:style style:name="T229" style:parent-style-name="Bekezdésalapbetűtípusa" style:family="text">
      <style:text-properties style:font-name="Times New Roman" style:font-name-complex="Times New Roman" fo:font-style="italic" style:font-style-asian="italic" style:font-style-complex="italic" fo:font-size="20pt" style:font-size-asian="20pt" style:font-size-complex="20pt"/>
    </style:style>
  </office:automatic-styles>
  <office:body>
    <office:text text:use-soft-page-breaks="true">
      <text:p text:style-name="P1">H2</text:p>
      <text:p text:style-name="P2"/>
      <text:p text:style-name="P3">1. Bevezetés:</text:p>
      <text:p text:style-name="P4"><text:span text:style-name="T5">-</text:span><text:span text:style-name="T6">RPG</text:span><text:span text:style-name="T7"><text:s/></text:span><text:span text:style-name="T8">(Role Playing Game):</text:span><text:span text:style-name="T9"><text:s/></text:span><text:span text:style-name="T10">Másnéven Szerepjáték: A játék programok világában egy</text:span></text:p>
      <text:p text:style-name="P11"><text:span text:style-name="T12">olyan</text:span><text:span text:style-name="T13"><text:s/></text:span><text:span text:style-name="T14">műfajnak a megnevezése, ahol egy általad létrehozott vagy előre meghatározott karakter bőrébe bújva egy adott szerepet játszol el,</text:span><text:span text:style-name="T15"><text:s/></text:span><text:span text:style-name="T16">adott világon és adott történet szálon keresztül.</text:span></text:p>
      <text:p text:style-name="P17"/>
      <text:p text:style-name="P18"/>
      <text:p text:style-name="Textbody"><text:span text:style-name="T19">2.2 A probléma megfogalmazása:</text:span></text:p>
      <text:p text:style-name="P20"><text:span text:style-name="T21">-</text:span><text:span text:style-name="T22"><text:s/>Open-world:</text:span><text:span text:style-name="T23"><text:s/></text:span><text:span text:style-name="T24">Másnéven nyílt világú:</text:span><text:span text:style-name="T25"><text:s/></text:span><text:span text:style-name="T26">A játékban a szabadon bejárhatóságot jelképezi.</text:span><text:span text:style-name="T27"><text:s/></text:span><text:span text:style-name="T28">Nincs kötött</text:span></text:p>
      <text:p text:style-name="P29"><text:tab/><text:s/>játék menet,<text:s/>kedved szerint derítheted fel a pályát.</text:p>
      <text:p text:style-name="P30"/>
      <text:p text:style-name="P31"><text:span text:style-name="T32"><text:s/></text:span><text:span text:style-name="T33">-NPC:</text:span><text:span text:style-name="T34"><text:s/></text:span><text:span text:style-name="T35">Másnéven nem játszható karakter:</text:span><text:span text:style-name="T36"><text:s/></text:span><text:span text:style-name="T37">A játékban egy játékos által nem irányítható</text:span></text:p>
      <text:p text:style-name="P38">karakter, amik támogatnak, vagy csak szimpla kiegészítés a játék világához.</text:p>
      <text:p text:style-name="P39"/>
      <text:p text:style-name="P40"/>
      <text:p text:style-name="P41"><text:span text:style-name="T42">2.3 Az elkészült termék helye:</text:span></text:p>
      <text:p text:style-name="Standard"><text:span text:style-name="T43">- exklúziv</text:span><text:span text:style-name="T44"><text:s/></text:span><text:span text:style-name="T45">(„Nem konzol exklúziv”):</text:span><text:span text:style-name="T46"><text:s/></text:span><text:span text:style-name="T47">Csak egy adott platformon</text:span><text:span text:style-name="T48"><text:s/></text:span><text:span text:style-name="T49">(PC,</text:span><text:span text:style-name="T50"><text:s/></text:span><text:span text:style-name="T51">PS,</text:span><text:span text:style-name="T52"><text:s/></text:span><text:span text:style-name="T53">Nintendo) elérhető alkotás</text:span></text:p>
      <text:p text:style-name="Standard"><text:span text:style-name="T54"><text:tab/>A mi játékunk nem fog rendelkezni ezzel a lehetőséggel.</text:span></text:p>
      <text:p text:style-name="P55"/>
      <text:p text:style-name="P56"/>
      <text:p text:style-name="Textbody"><text:span text:style-name="T57">4.1 A termék kapcsolatai:</text:span></text:p>
      <text:p text:style-name="P58"><text:span text:style-name="T59">-RGB slider:</text:span><text:span text:style-name="T60"><text:s/>Másnéven RGB</text:span><text:span text:style-name="T61"><text:s/></text:span><text:span text:style-name="T62">(Red,</text:span><text:span text:style-name="T63"><text:s/></text:span><text:span text:style-name="T64">Green,</text:span><text:span text:style-name="T65"><text:s/></text:span><text:span text:style-name="T66">Blue) színskála: Egy olyan skála, amelyen<text:s/></text:span></text:p>
      <text:p text:style-name="P67">a piros zöld kék színek minden árnyalatát kiválaszthatod ezáltal egyedi szín<text:s/></text:p>
      <text:p text:style-name="P68">összeállításban hozhatsz létre különböző dolgokat.</text:p>
      <text:p text:style-name="P69"/>
      <text:p text:style-name="P70"><text:span text:style-name="T71">-HP</text:span><text:span text:style-name="T72"><text:s/></text:span><text:span text:style-name="T73">(Health Point):</text:span><text:span text:style-name="T74"><text:s/></text:span><text:span text:style-name="T75">Másnéven Élet pont:</text:span><text:span text:style-name="T76"><text:s/></text:span><text:span text:style-name="T77">A játékban a szörnyed élet pontját jelző piros színű</text:span></text:p>
      <text:p text:style-name="P78"><text:span text:style-name="T79">csík <text:s text:c="32"/></text:span></text:p>
      <text:p text:style-name="P80"/>
      <text:p text:style-name="P81"><text:span text:style-name="T82">-</text:span><text:span text:style-name="T83">Attack damage,</text:span><text:span text:style-name="T84"><text:s/></text:span><text:span text:style-name="T85">defense,</text:span><text:span text:style-name="T86"><text:s/>S</text:span><text:span text:style-name="T87">pecial</text:span><text:span text:style-name="T88"><text:s/></text:span><text:span text:style-name="T89">attack damage,</text:span><text:span text:style-name="T90"><text:s/>S</text:span><text:span text:style-name="T91">pecial defense,</text:span><text:span text:style-name="T92"><text:s/>S</text:span><text:span text:style-name="T93">peed:</text:span></text:p>
      <text:p text:style-name="P94"><text:span text:style-name="T95">Másnéven támadó érték,</text:span><text:span text:style-name="T96"><text:s/></text:span><text:span text:style-name="T97">védekezés,</text:span><text:span text:style-name="T98"><text:s/>S</text:span><text:span text:style-name="T99">pec.támadó</text:span><text:span text:style-name="T100"><text:s/></text:span><text:span text:style-name="T101">érték,<text:s/></text:span><text:span text:style-name="T102">S</text:span><text:span text:style-name="T103">pec.védekezés,</text:span><text:span text:style-name="T104"><text:s/></text:span><text:span text:style-name="T105">sebesség: A szörnyekkel kapcsolatos értékek melyet a rendszer</text:span><text:span text:style-name="T106"><text:s/></text:span><text:span text:style-name="T107">eltárol minden szörnyről.</text:span></text:p>
      <text:p text:style-name="P108"/>
      <text:p text:style-name="P109"><text:span text:style-name="T110">-</text:span><text:span text:style-name="T111">Event (In-game event):</text:span><text:span text:style-name="T112"><text:s/></text:span><text:span text:style-name="T113">Másnéven Esemény:</text:span><text:span text:style-name="T114"><text:s/></text:span><text:span text:style-name="T115">A játékban történő különleges események</text:span></text:p>
      <text:p text:style-name="P116">megnevezése.</text:p>
      <text:p text:style-name="P117"/>
      <text:p text:style-name="P118"><text:span text:style-name="T119">-Tile:</text:span><text:span text:style-name="T120"><text:s/></text:span><text:span text:style-name="T121">A játékban az a terület melyen az NPC-k haladnak.</text:span><text:span text:style-name="T122"><text:s/></text:span><text:span text:style-name="T123">Képzelj el egy előre megadott<text:s/></text:span><text:span text:style-name="T124">kockát,</text:span><text:span text:style-name="T125"><text:s/>amin</text:span></text:p>
      <text:p text:style-name="P126"><text:span text:style-name="T127">bel</text:span><text:span text:style-name="T128">ü</text:span><text:span text:style-name="T129">l négyzetre osztjuk a területet és ezekre a négyzetekre hivatkozva mozgatjuk a karaktert.</text:span></text:p>
      <text:p text:style-name="P130"><text:tab/><text:tab/><text:tab/></text:p>
      <text:p text:style-name="P131"><text:span text:style-name="T132">-Spawn/Despawn:</text:span><text:span text:style-name="T133"><text:s/></text:span><text:span text:style-name="T134">Másnéve</text:span><text:span text:style-name="T135">n</text:span><text:span text:style-name="T136"><text:s/>megjelenés/eltűnés:</text:span><text:span text:style-name="T137"><text:s/></text:span><text:span text:style-name="T138">A játékban adott NPC-k előre beállított</text:span></text:p>
      <text:p text:style-name="P139"><text:span text:style-name="T140"><text:tab/></text:span><text:span text:style-name="T141">megjelenését és eltűnését jelenti.</text:span></text:p>
      <text:p text:style-name="P142"><text:s/></text:p>
      <text:p text:style-name="P143"><text:span text:style-name="T144">-</text:span><text:span text:style-name="T145">UI:</text:span><text:span text:style-name="T146"><text:s/></text:span><text:span text:style-name="T147">Másnéven felhasználói felület: A játék ezen keresztül kommunikál a játékossal a felhasználó</text:span></text:p>
      <text:p text:style-name="P148"><text:span text:style-name="T149"><text:tab/></text:span><text:span text:style-name="T150">ezen keresztül irányíthatja és adhatja ki a parancsokat és utasításait a programnak.</text:span></text:p>
      <text:p text:style-name="P151"><text:tab/></text:p>
      <text:p text:style-name="P152"><text:span text:style-name="T153">-Turn based:</text:span><text:span text:style-name="T154"><text:s/></text:span><text:span text:style-name="T155">Másnéven körökre osztott: A játék harcrendszerének típusát írja<text:s/></text:span><text:span text:style-name="T156">le,</text:span><text:span text:style-name="T157"><text:s/>azaz egy körökre</text:span></text:p>
      <text:p text:style-name="P158">osztott stratégia harcrendszert valósít meg.</text:p>
      <text:p text:style-name="P159"/>
      <text:soft-page-break/>
      <text:p text:style-name="P160"><text:span text:style-name="T161">-Co-op:</text:span><text:span text:style-name="T162"><text:s/></text:span><text:span text:style-name="T163">A játékban a többjátékos mód lehetősége.</text:span></text:p>
      <text:p text:style-name="P164"/>
      <text:p text:style-name="P165"><text:span text:style-name="T166">-Input:</text:span><text:span text:style-name="T167"><text:s/></text:span><text:span text:style-name="T168">A</text:span><text:span text:style-name="T169"><text:s/>billentyűzetről vagy egérről beolvasott jelet Inputnak másnéve</text:span><text:span text:style-name="T170">n</text:span><text:span text:style-name="T171"><text:s/>bevitelnek nevezzük.</text:span></text:p>
      <text:p text:style-name="P172"><text:span text:style-name="T173">A játékot ezekre a bevitelekre reagálva irányítjuk majd.</text:span></text:p>
      <text:p text:style-name="P174"/>
      <text:p text:style-name="P175"/>
      <text:p text:style-name="P176"><text:span text:style-name="T177">5.3 Egyéb szolgáltatások:</text:span></text:p>
      <text:p text:style-name="P178"><text:span text:style-name="T179">-</text:span><text:span text:style-name="T180">Steam Cloud:</text:span><text:span text:style-name="T181"><text:s/></text:span><text:span text:style-name="T182">A Steam felhő alapú tárolója melyben a játék adatai fognak eltárolódni.</text:span></text:p>
      <text:p text:style-name="P183"/>
      <text:p text:style-name="P184"/>
      <text:p text:style-name="P185">6.3 Egyéb korlátozások:</text:p>
      <text:p text:style-name="P186"><text:span text:style-name="T187">-Offline:</text:span><text:span text:style-name="T188"><text:s/></text:span><text:span text:style-name="T189">Internet csatlakozás nélküli elérhetőség.</text:span><text:span text:style-name="T190"><text:s/></text:span><text:span text:style-name="T191">A játék internet csatlakozás nélkül is játszható.</text:span></text:p>
      <text:p text:style-name="P192"/>
      <text:p text:style-name="P193"/>
      <text:p text:style-name="P194">7. Minőségi elvárások:</text:p>
      <text:p text:style-name="P195"><text:span text:style-name="T196">-Bug:</text:span><text:span text:style-name="T197"><text:s/></text:span><text:span text:style-name="T198">A játékban előforduló, elkészítés és kiadás után felmerülő apróbb problémák.</text:span></text:p>
      <text:p text:style-name="P199">A fejesztők figyelmét elkerülő hibák, amely a tesztelés és a huzamosabb ideig tartó</text:p>
      <text:p text:style-name="P200">használat során derül ki.</text:p>
      <text:p text:style-name="P201"/>
      <text:p text:style-name="P202"/>
      <text:p text:style-name="P203"><text:span text:style-name="T204">9 Korlátozások:</text:span></text:p>
      <text:p text:style-name="P205"><text:span text:style-name="T206">- DDOS támadás:</text:span><text:span text:style-name="T207"><text:s/>Olyan rendszer ellen irányuló terheléses támadás melynek célja a szolgáltatás</text:span></text:p>
      <text:p text:style-name="P208"><text:span text:style-name="T209">elérhetetlenségének teljesítése.</text:span></text:p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soft-page-break/>
      <text:p text:style-name="P228"><text:span text:style-name="T229">H3_SR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Droid Sans Devanagari" style:letter-kerning="true" fo:font-size="12pt" style:font-size-asian="12pt" style:font-size-complex="12pt" fo:language="en" fo:country="US" style:language-asian="zh" style:country-asian="CN" style:language-complex="hi" style:country-complex="IN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9847in" fo:margin-bottom="0.393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l asd</meta:initial-creator>
    <dc:creator>lol asd</dc:creator>
    <meta:creation-date>2021-10-23T13:36:00Z</meta:creation-date>
    <dc:date>2021-10-23T13:53:00Z</dc:date>
    <meta:template xlink:href="Normal" xlink:type="simple"/>
    <meta:editing-cycles>1</meta:editing-cycles>
    <meta:editing-duration>PT1020S</meta:editing-duration>
    <meta:document-statistic meta:page-count="3" meta:paragraph-count="5" meta:word-count="379" meta:character-count="2996" meta:row-count="21" meta:non-whitespace-character-count="2622"/>
  </office:meta>
</office:document-meta>
</file>